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4pt"/>
    </style:style>
    <style:style style:name="co2" style:family="table-column">
      <style:table-column-properties fo:break-before="auto" style:column-width="63.21pt"/>
    </style:style>
    <style:style style:name="co3" style:family="table-column">
      <style:table-column-properties fo:break-before="auto" style:column-width="32.91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51.56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52.1pt"/>
    </style:style>
    <style:style style:name="co8" style:family="table-column">
      <style:table-column-properties fo:break-before="auto" style:column-width="27.8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urface1_RRT_results_data_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H0 to [-500 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11750" calcext:value-type="float">
            <text:p>1175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-161.1111111111" calcext:value-type="float">
            <text:p>-161.1111111111</text:p>
          </table:table-cell>
        </table:table-row>
        <table:table-row table:style-name="ro1">
          <table:table-cell office:value-type="string" calcext:value-type="string">
            <text:p>H0 to [-500 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9550" calcext:value-type="float">
            <text:p>9550</text:p>
          </table:table-cell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-112.2222222222" calcext:value-type="float">
            <text:p>-112.2222222222</text:p>
          </table:table-cell>
        </table:table-row>
        <table:table-row table:style-name="ro1">
          <table:table-cell office:value-type="string" calcext:value-type="string">
            <text:p>H0 to [-500 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6750" calcext:value-type="float">
            <text:p>6750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H0 to [ 1500 -1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 1500 -1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38600" calcext:value-type="float">
            <text:p>38600</text:p>
          </table:table-cell>
          <table:table-cell office:value-type="float" office:value="772" calcext:value-type="float">
            <text:p>772</text:p>
          </table:table-cell>
          <table:table-cell office:value-type="float" office:value="89" calcext:value-type="float">
            <text:p>89</text:p>
          </table:table-cell>
          <table:table-cell office:value-type="float" office:value="-757.7777777778" calcext:value-type="float">
            <text:p>-757.7777777778</text:p>
          </table:table-cell>
        </table:table-row>
        <table:table-row table:style-name="ro1">
          <table:table-cell office:value-type="string" calcext:value-type="string">
            <text:p>H0 to [ 1500 -1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 1500 -1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48900" calcext:value-type="float">
            <text:p>48900</text:p>
          </table:table-cell>
          <table:table-cell office:value-type="float" office:value="978" calcext:value-type="float">
            <text:p>978</text:p>
          </table:table-cell>
          <table:table-cell office:value-type="float" office:value="425" calcext:value-type="float">
            <text:p>425</text:p>
          </table:table-cell>
          <table:table-cell office:value-type="float" office:value="-986.6666666667" calcext:value-type="float">
            <text:p>-986.6666666667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2050" calcext:value-type="float">
            <text:p>32050</text:p>
          </table:table-cell>
          <table:table-cell office:value-type="float" office:value="641" calcext:value-type="float">
            <text:p>641</text:p>
          </table:table-cell>
          <table:table-cell office:value-type="float" office:value="12" calcext:value-type="float">
            <text:p>12</text:p>
          </table:table-cell>
          <table:table-cell office:value-type="float" office:value="5.8737151248" calcext:value-type="float">
            <text:p>5.8737151248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70" calcext:value-type="float">
            <text:p>3470</text:p>
          </table:table-cell>
          <table:table-cell office:value-type="float" office:value="695" calcext:value-type="float">
            <text:p>695</text:p>
          </table:table-cell>
          <table:table-cell office:value-type="float" office:value="15" calcext:value-type="float">
            <text:p>15</text:p>
          </table:table-cell>
          <table:table-cell office:value-type="float" office:value="89.8091042584" calcext:value-type="float">
            <text:p>89.8091042584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1250" calcext:value-type="float">
            <text:p>31250</text:p>
          </table:table-cell>
          <table:table-cell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8.2232011747" calcext:value-type="float">
            <text:p>8.2232011747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71350" calcext:value-type="float">
            <text:p>71350</text:p>
          </table:table-cell>
          <table:table-cell office:value-type="float" office:value="1427" calcext:value-type="float">
            <text:p>1427</text:p>
          </table:table-cell>
          <table:table-cell office:value-type="float" office:value="22" calcext:value-type="float">
            <text:p>22</text:p>
          </table:table-cell>
          <table:table-cell office:value-type="float" office:value="-2.7357811375" calcext:value-type="float">
            <text:p>-2.7357811375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650" calcext:value-type="float">
            <text:p>68650</text:p>
          </table:table-cell>
          <table:table-cell office:value-type="float" office:value="1373" calcext:value-type="float">
            <text:p>1373</text:p>
          </table:table-cell>
          <table:table-cell office:value-type="float" office:value="50" calcext:value-type="float">
            <text:p>50</text:p>
          </table:table-cell>
          <table:table-cell office:value-type="float" office:value="1.1519078474" calcext:value-type="float">
            <text:p>1.1519078474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250" calcext:value-type="float">
            <text:p>68250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  <table:table-cell office:value-type="float" office:value="1.7278617711" calcext:value-type="float">
            <text:p>1.7278617711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5200" calcext:value-type="float">
            <text:p>65200</text:p>
          </table:table-cell>
          <table:table-cell office:value-type="float" office:value="1304" calcext:value-type="float">
            <text:p>1304</text:p>
          </table:table-cell>
          <table:table-cell office:value-type="float" office:value="22" calcext:value-type="float">
            <text:p>22</text:p>
          </table:table-cell>
          <table:table-cell office:value-type="float" office:value="6.1195104392" calcext:value-type="float">
            <text:p>6.1195104392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4600" calcext:value-type="float">
            <text:p>64600</text:p>
          </table:table-cell>
          <table:table-cell office:value-type="float" office:value="1292" calcext:value-type="float">
            <text:p>1292</text:p>
          </table:table-cell>
          <table:table-cell office:value-type="float" office:value="62" calcext:value-type="float">
            <text:p>62</text:p>
          </table:table-cell>
          <table:table-cell office:value-type="float" office:value="6.9834413247" calcext:value-type="float">
            <text:p>6.9834413247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6150" calcext:value-type="float">
            <text:p>66150</text:p>
          </table:table-cell>
          <table:table-cell office:value-type="float" office:value="1323" calcext:value-type="float">
            <text:p>1323</text:p>
          </table:table-cell>
          <table:table-cell office:value-type="float" office:value="196" calcext:value-type="float">
            <text:p>196</text:p>
          </table:table-cell>
          <table:table-cell office:value-type="float" office:value="4.7516198704" calcext:value-type="float">
            <text:p>4.7516198704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12650" calcext:value-type="float">
            <text:p>112650</text:p>
          </table:table-cell>
          <table:table-cell office:value-type="float" office:value="2253" calcext:value-type="float">
            <text:p>2253</text:p>
          </table:table-cell>
          <table:table-cell office:value-type="float" office:value="86" calcext:value-type="float">
            <text:p>86</text:p>
          </table:table-cell>
          <table:table-cell office:value-type="float" office:value="-8.8405797101" calcext:value-type="float">
            <text:p>-8.8405797101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800" calcext:value-type="float">
            <text:p>103800</text:p>
          </table:table-cell>
          <table:table-cell office:value-type="float" office:value="2076" calcext:value-type="float">
            <text:p>2076</text:p>
          </table:table-cell>
          <table:table-cell office:value-type="float" office:value="251" calcext:value-type="float">
            <text:p>251</text:p>
          </table:table-cell>
          <table:table-cell office:value-type="float" office:value="-0.2898550725" calcext:value-type="float">
            <text:p>-0.2898550725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550" calcext:value-type="float">
            <text:p>103550</text:p>
          </table:table-cell>
          <table:table-cell office:value-type="float" office:value="2071" calcext:value-type="float">
            <text:p>2071</text:p>
          </table:table-cell>
          <table:table-cell office:value-type="float" office:value="41" calcext:value-type="float">
            <text:p>41</text:p>
          </table:table-cell>
          <table:table-cell office:value-type="float" office:value="-0.0483091787" calcext:value-type="float">
            <text:p>-0.0483091787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14900" calcext:value-type="float">
            <text:p>114900</text:p>
          </table:table-cell>
          <table:table-cell office:value-type="float" office:value="2298" calcext:value-type="float">
            <text:p>2298</text:p>
          </table:table-cell>
          <table:table-cell office:value-type="float" office:value="343" calcext:value-type="float">
            <text:p>343</text:p>
          </table:table-cell>
          <table:table-cell office:value-type="float" office:value="-11.0144927536" calcext:value-type="float">
            <text:p>-11.0144927536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800" calcext:value-type="float">
            <text:p>103800</text:p>
          </table:table-cell>
          <table:table-cell office:value-type="float" office:value="2076" calcext:value-type="float">
            <text:p>2076</text:p>
          </table:table-cell>
          <table:table-cell office:value-type="float" office:value="256" calcext:value-type="float">
            <text:p>256</text:p>
          </table:table-cell>
          <table:table-cell office:value-type="float" office:value="-0.2898550725" calcext:value-type="float">
            <text:p>-0.2898550725</text:p>
          </table:table-cell>
        </table:table-row>
        <table:table-row table:style-name="ro1">
          <table:table-cell office:value-type="string" calcext:value-type="string">
            <text:p>H0 to [-800 -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70150" calcext:value-type="float">
            <text:p>70150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-42.147922999" calcext:value-type="float">
            <text:p>-42.147922999</text:p>
          </table:table-cell>
        </table:table-row>
        <table:table-row table:style-name="ro1">
          <table:table-cell office:value-type="string" calcext:value-type="string">
            <text:p>H0 to [-800 -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3200" calcext:value-type="float">
            <text:p>23200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52.9888551165" calcext:value-type="float">
            <text:p>52.9888551165</text:p>
          </table:table-cell>
        </table:table-row>
        <table:table-row table:style-name="ro1">
          <table:table-cell office:value-type="string" calcext:value-type="string">
            <text:p>H0 to [-800 -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19300" calcext:value-type="float">
            <text:p>19300</text:p>
          </table:table-cell>
          <table:table-cell office:value-type="float" office:value="386" calcext:value-type="float">
            <text:p>386</text:p>
          </table:table-cell>
          <table:table-cell office:value-type="float" office:value="69" calcext:value-type="float">
            <text:p>69</text:p>
          </table:table-cell>
          <table:table-cell office:value-type="float" office:value="60.8915906788" calcext:value-type="float">
            <text:p>60.8915906788</text:p>
          </table:table-cell>
        </table:table-row>
        <table:table-row table:style-name="ro1">
          <table:table-cell office:value-type="string" calcext:value-type="string">
            <text:p>H0 to [-800 -200 <text:s text:c="3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7150" calcext:value-type="float">
            <text:p>27150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44.9848024316" calcext:value-type="float">
            <text:p>44.9848024316</text:p>
          </table:table-cell>
        </table:table-row>
        <table:table-row table:style-name="ro1">
          <table:table-cell office:value-type="string" calcext:value-type="string">
            <text:p>H0 to [-800 -200 <text:s text:c="3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30300" calcext:value-type="float">
            <text:p>30300</text:p>
          </table:table-cell>
          <table:table-cell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float" office:value="38.6018237082" calcext:value-type="float">
            <text:p>38.6018237082</text:p>
          </table:table-cell>
        </table:table-row>
        <table:table-row table:style-name="ro1">
          <table:table-cell office:value-type="string" calcext:value-type="string">
            <text:p>H0 to [-800 -200 <text:s text:c="3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7550" calcext:value-type="float">
            <text:p>27550</text:p>
          </table:table-cell>
          <table:table-cell office:value-type="float" office:value="551" calcext:value-type="float">
            <text:p>551</text:p>
          </table:table-cell>
          <table:table-cell office:value-type="float" office:value="106" calcext:value-type="float">
            <text:p>106</text:p>
          </table:table-cell>
          <table:table-cell office:value-type="float" office:value="44.1742654509" calcext:value-type="float">
            <text:p>44.1742654509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70150" calcext:value-type="float">
            <text:p>70150</text:p>
          </table:table-cell>
          <table:table-cell office:value-type="float" office:value="1403" calcext:value-type="float">
            <text:p>1403</text:p>
          </table:table-cell>
          <table:table-cell office:value-type="float" office:value="19" calcext:value-type="float">
            <text:p>19</text:p>
          </table:table-cell>
          <table:table-cell office:value-type="float" office:value="1.266713582" calcext:value-type="float">
            <text:p>1.266713582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59950" calcext:value-type="float">
            <text:p>59950</text:p>
          </table:table-cell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15.6228008445" calcext:value-type="float">
            <text:p>15.6228008445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700" calcext:value-type="float">
            <text:p>63700</text:p>
          </table:table-cell>
          <table:table-cell office:value-type="float" office:value="1274" calcext:value-type="float">
            <text:p>1274</text:p>
          </table:table-cell>
          <table:table-cell office:value-type="float" office:value="217" calcext:value-type="float">
            <text:p>217</text:p>
          </table:table-cell>
          <table:table-cell office:value-type="float" office:value="10.3448275862" calcext:value-type="float">
            <text:p>10.3448275862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550" calcext:value-type="float">
            <text:p>63550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10.5559465165" calcext:value-type="float">
            <text:p>10.5559465165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850" calcext:value-type="float">
            <text:p>63850</text:p>
          </table:table-cell>
          <table:table-cell office:value-type="float" office:value="1277" calcext:value-type="float">
            <text:p>1277</text:p>
          </table:table-cell>
          <table:table-cell office:value-type="float" office:value="159" calcext:value-type="float">
            <text:p>159</text:p>
          </table:table-cell>
          <table:table-cell office:value-type="float" office:value="10.1337086559" calcext:value-type="float">
            <text:p>10.1337086559</text:p>
          </table:table-cell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4200" calcext:value-type="float">
            <text:p>64200</text:p>
          </table:table-cell>
          <table:table-cell office:value-type="float" office:value="1284" calcext:value-type="float">
            <text:p>1284</text:p>
          </table:table-cell>
          <table:table-cell office:value-type="float" office:value="447" calcext:value-type="float">
            <text:p>447</text:p>
          </table:table-cell>
          <table:table-cell office:value-type="float" office:value="9.6410978184" calcext:value-type="float">
            <text:p>9.6410978184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H0 to [-500 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11750" calcext:value-type="float">
            <text:p>1175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-161.1111111111" calcext:value-type="float">
            <text:p>-161.1111111111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9550" calcext:value-type="float">
            <text:p>9550</text:p>
          </table:table-cell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-112.2222222222" calcext:value-type="float">
            <text:p>-112.2222222222</text:p>
          </table:table-cell>
        </table:table-row>
        <table:table-row table:style-name="ro1">
          <table:table-cell office:value-type="string" calcext:value-type="string">
            <text:p>htest = [-500 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6750" calcext:value-type="float">
            <text:p>6750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 to [ 1500 -15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 1500 -1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38600" calcext:value-type="float">
            <text:p>38600</text:p>
          </table:table-cell>
          <table:table-cell office:value-type="float" office:value="772" calcext:value-type="float">
            <text:p>772</text:p>
          </table:table-cell>
          <table:table-cell office:value-type="float" office:value="89" calcext:value-type="float">
            <text:p>89</text:p>
          </table:table-cell>
          <table:table-cell office:value-type="float" office:value="-757.7777777778" calcext:value-type="float">
            <text:p>-757.7777777778</text:p>
          </table:table-cell>
        </table:table-row>
        <table:table-row table:style-name="ro1">
          <table:table-cell office:value-type="string" calcext:value-type="string">
            <text:p>htest = [ 1500 -15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  <table:table-cell office:value-type="float" office:value="48900" calcext:value-type="float">
            <text:p>48900</text:p>
          </table:table-cell>
          <table:table-cell office:value-type="float" office:value="978" calcext:value-type="float">
            <text:p>978</text:p>
          </table:table-cell>
          <table:table-cell office:value-type="float" office:value="425" calcext:value-type="float">
            <text:p>425</text:p>
          </table:table-cell>
          <table:table-cell office:value-type="float" office:value="-986.6666666667" calcext:value-type="float">
            <text:p>-986.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2050" calcext:value-type="float">
            <text:p>32050</text:p>
          </table:table-cell>
          <table:table-cell office:value-type="float" office:value="641" calcext:value-type="float">
            <text:p>641</text:p>
          </table:table-cell>
          <table:table-cell office:value-type="float" office:value="12" calcext:value-type="float">
            <text:p>12</text:p>
          </table:table-cell>
          <table:table-cell office:value-type="float" office:value="5.8737151248" calcext:value-type="float">
            <text:p>5.8737151248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70" calcext:value-type="float">
            <text:p>3470</text:p>
          </table:table-cell>
          <table:table-cell office:value-type="float" office:value="695" calcext:value-type="float">
            <text:p>695</text:p>
          </table:table-cell>
          <table:table-cell office:value-type="float" office:value="15" calcext:value-type="float">
            <text:p>15</text:p>
          </table:table-cell>
          <table:table-cell office:value-type="float" office:value="89.8091042584" calcext:value-type="float">
            <text:p>89.8091042584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.1468428781" calcext:value-type="float">
            <text:p>0.1468428781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1250" calcext:value-type="float">
            <text:p>31250</text:p>
          </table:table-cell>
          <table:table-cell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8.2232011747" calcext:value-type="float">
            <text:p>8.2232011747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2800" calcext:value-type="float">
            <text:p>32800</text:p>
          </table:table-cell>
          <table:table-cell office:value-type="float" office:value="656" calcext:value-type="float">
            <text:p>6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71350" calcext:value-type="float">
            <text:p>71350</text:p>
          </table:table-cell>
          <table:table-cell office:value-type="float" office:value="1427" calcext:value-type="float">
            <text:p>1427</text:p>
          </table:table-cell>
          <table:table-cell office:value-type="float" office:value="22" calcext:value-type="float">
            <text:p>22</text:p>
          </table:table-cell>
          <table:table-cell office:value-type="float" office:value="-2.7357811375" calcext:value-type="float">
            <text:p>-2.7357811375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650" calcext:value-type="float">
            <text:p>68650</text:p>
          </table:table-cell>
          <table:table-cell office:value-type="float" office:value="1373" calcext:value-type="float">
            <text:p>1373</text:p>
          </table:table-cell>
          <table:table-cell office:value-type="float" office:value="50" calcext:value-type="float">
            <text:p>50</text:p>
          </table:table-cell>
          <table:table-cell office:value-type="float" office:value="1.1519078474" calcext:value-type="float">
            <text:p>1.1519078474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250" calcext:value-type="float">
            <text:p>68250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  <table:table-cell office:value-type="float" office:value="1.7278617711" calcext:value-type="float">
            <text:p>1.7278617711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5200" calcext:value-type="float">
            <text:p>65200</text:p>
          </table:table-cell>
          <table:table-cell office:value-type="float" office:value="1304" calcext:value-type="float">
            <text:p>1304</text:p>
          </table:table-cell>
          <table:table-cell office:value-type="float" office:value="22" calcext:value-type="float">
            <text:p>22</text:p>
          </table:table-cell>
          <table:table-cell office:value-type="float" office:value="6.1195104392" calcext:value-type="float">
            <text:p>6.1195104392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4600" calcext:value-type="float">
            <text:p>64600</text:p>
          </table:table-cell>
          <table:table-cell office:value-type="float" office:value="1292" calcext:value-type="float">
            <text:p>1292</text:p>
          </table:table-cell>
          <table:table-cell office:value-type="float" office:value="62" calcext:value-type="float">
            <text:p>62</text:p>
          </table:table-cell>
          <table:table-cell office:value-type="float" office:value="6.9834413247" calcext:value-type="float">
            <text:p>6.9834413247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6150" calcext:value-type="float">
            <text:p>66150</text:p>
          </table:table-cell>
          <table:table-cell office:value-type="float" office:value="1323" calcext:value-type="float">
            <text:p>1323</text:p>
          </table:table-cell>
          <table:table-cell office:value-type="float" office:value="196" calcext:value-type="float">
            <text:p>196</text:p>
          </table:table-cell>
          <table:table-cell office:value-type="float" office:value="4.7516198704" calcext:value-type="float">
            <text:p>4.7516198704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7350" calcext:value-type="float">
            <text:p>67350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100" calcext:value-type="float">
            <text:p>68100</text:p>
          </table:table-cell>
          <table:table-cell office:value-type="float" office:value="1362" calcext:value-type="float">
            <text:p>1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100" calcext:value-type="float">
            <text:p>68100</text:p>
          </table:table-cell>
          <table:table-cell office:value-type="float" office:value="1362" calcext:value-type="float">
            <text:p>1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12650" calcext:value-type="float">
            <text:p>112650</text:p>
          </table:table-cell>
          <table:table-cell office:value-type="float" office:value="2253" calcext:value-type="float">
            <text:p>2253</text:p>
          </table:table-cell>
          <table:table-cell office:value-type="float" office:value="86" calcext:value-type="float">
            <text:p>86</text:p>
          </table:table-cell>
          <table:table-cell office:value-type="float" office:value="-8.8405797101" calcext:value-type="float">
            <text:p>-8.8405797101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800" calcext:value-type="float">
            <text:p>103800</text:p>
          </table:table-cell>
          <table:table-cell office:value-type="float" office:value="2076" calcext:value-type="float">
            <text:p>2076</text:p>
          </table:table-cell>
          <table:table-cell office:value-type="float" office:value="251" calcext:value-type="float">
            <text:p>251</text:p>
          </table:table-cell>
          <table:table-cell office:value-type="float" office:value="-0.2898550725" calcext:value-type="float">
            <text:p>-0.2898550725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550" calcext:value-type="float">
            <text:p>103550</text:p>
          </table:table-cell>
          <table:table-cell office:value-type="float" office:value="2071" calcext:value-type="float">
            <text:p>2071</text:p>
          </table:table-cell>
          <table:table-cell office:value-type="float" office:value="41" calcext:value-type="float">
            <text:p>41</text:p>
          </table:table-cell>
          <table:table-cell office:value-type="float" office:value="-0.0483091787" calcext:value-type="float">
            <text:p>-0.0483091787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14900" calcext:value-type="float">
            <text:p>114900</text:p>
          </table:table-cell>
          <table:table-cell office:value-type="float" office:value="2298" calcext:value-type="float">
            <text:p>2298</text:p>
          </table:table-cell>
          <table:table-cell office:value-type="float" office:value="343" calcext:value-type="float">
            <text:p>343</text:p>
          </table:table-cell>
          <table:table-cell office:value-type="float" office:value="-11.0144927536" calcext:value-type="float">
            <text:p>-11.0144927536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03800" calcext:value-type="float">
            <text:p>103800</text:p>
          </table:table-cell>
          <table:table-cell office:value-type="float" office:value="2076" calcext:value-type="float">
            <text:p>2076</text:p>
          </table:table-cell>
          <table:table-cell office:value-type="float" office:value="256" calcext:value-type="float">
            <text:p>256</text:p>
          </table:table-cell>
          <table:table-cell office:value-type="float" office:value="-0.2898550725" calcext:value-type="float">
            <text:p>-0.2898550725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21000" calcext:value-type="float">
            <text:p>121000</text:p>
          </table:table-cell>
          <table:table-cell office:value-type="float" office:value="2420" calcext:value-type="float">
            <text:p>2420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21000" calcext:value-type="float">
            <text:p>121000</text:p>
          </table:table-cell>
          <table:table-cell office:value-type="float" office:value="2420" calcext:value-type="float">
            <text:p>2420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8" calcext:value-type="float">
            <text:p>0.8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21000" calcext:value-type="float">
            <text:p>121000</text:p>
          </table:table-cell>
          <table:table-cell office:value-type="float" office:value="2420" calcext:value-type="float">
            <text:p>2420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 to [-800 -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70150" calcext:value-type="float">
            <text:p>70150</text:p>
          </table:table-cell>
          <table:table-cell office:value-type="float" office:value="1403" calcext:value-type="float">
            <text:p>1403</text:p>
          </table:table-cell>
          <table:table-cell office:value-type="float" office:value="8" calcext:value-type="float">
            <text:p>8</text:p>
          </table:table-cell>
          <table:table-cell office:value-type="float" office:value="-42.147922999" calcext:value-type="float">
            <text:p>-42.147922999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3200" calcext:value-type="float">
            <text:p>23200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52.9888551165" calcext:value-type="float">
            <text:p>52.9888551165</text:p>
          </table:table-cell>
        </table:table-row>
        <table:table-row table:style-name="ro1">
          <table:table-cell office:value-type="string" calcext:value-type="string">
            <text:p>htest = [-800 -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19300" calcext:value-type="float">
            <text:p>19300</text:p>
          </table:table-cell>
          <table:table-cell office:value-type="float" office:value="386" calcext:value-type="float">
            <text:p>386</text:p>
          </table:table-cell>
          <table:table-cell office:value-type="float" office:value="69" calcext:value-type="float">
            <text:p>69</text:p>
          </table:table-cell>
          <table:table-cell office:value-type="float" office:value="60.8915906788" calcext:value-type="float">
            <text:p>60.8915906788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7150" calcext:value-type="float">
            <text:p>27150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44.9848024316" calcext:value-type="float">
            <text:p>44.9848024316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30300" calcext:value-type="float">
            <text:p>30300</text:p>
          </table:table-cell>
          <table:table-cell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float" office:value="38.6018237082" calcext:value-type="float">
            <text:p>38.6018237082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7550" calcext:value-type="float">
            <text:p>27550</text:p>
          </table:table-cell>
          <table:table-cell office:value-type="float" office:value="551" calcext:value-type="float">
            <text:p>551</text:p>
          </table:table-cell>
          <table:table-cell office:value-type="float" office:value="106" calcext:value-type="float">
            <text:p>106</text:p>
          </table:table-cell>
          <table:table-cell office:value-type="float" office:value="44.1742654509" calcext:value-type="float">
            <text:p>44.1742654509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table:style-name="ce1" office:value-type="float" office:value="32150" calcext:value-type="float">
            <text:p>32150</text:p>
          </table:table-cell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7800" calcext:value-type="float">
            <text:p>27800</text:p>
          </table:table-cell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800 -200 <text:s text:c="3"/>0]</text:p>
          </table:table-cell>
          <table:table-cell office:value-type="string" calcext:value-type="string">
            <text:p>Log-L1</text:p>
          </table:table-cell>
          <table:table-cell office:value-type="float" office:value="0.8" calcext:value-type="float">
            <text:p>0.8</text:p>
          </table:table-cell>
          <table:table-cell office:value-type="float" office:value="49350" calcext:value-type="float">
            <text:p>49350</text:p>
          </table:table-cell>
          <table:table-cell office:value-type="float" office:value="987" calcext:value-type="float">
            <text:p>987</text:p>
          </table:table-cell>
          <table:table-cell office:value-type="float" office:value="29650" calcext:value-type="float">
            <text:p>29650</text:p>
          </table:table-cell>
          <table:table-cell office:value-type="float" office:value="593" calcext:value-type="float">
            <text:p>5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2" calcext:value-type="float">
            <text:p>0.2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70150" calcext:value-type="float">
            <text:p>70150</text:p>
          </table:table-cell>
          <table:table-cell office:value-type="float" office:value="1403" calcext:value-type="float">
            <text:p>1403</text:p>
          </table:table-cell>
          <table:table-cell office:value-type="float" office:value="19" calcext:value-type="float">
            <text:p>19</text:p>
          </table:table-cell>
          <table:table-cell office:value-type="float" office:value="1.266713582" calcext:value-type="float">
            <text:p>1.266713582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5" calcext:value-type="float">
            <text:p>0.5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59950" calcext:value-type="float">
            <text:p>59950</text:p>
          </table:table-cell>
          <table:table-cell office:value-type="float" office:value="1199" calcext:value-type="float">
            <text:p>1199</text:p>
          </table:table-cell>
          <table:table-cell office:value-type="float" office:value="94" calcext:value-type="float">
            <text:p>94</text:p>
          </table:table-cell>
          <table:table-cell office:value-type="float" office:value="15.6228008445" calcext:value-type="float">
            <text:p>15.6228008445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manhattan</text:p>
          </table:table-cell>
          <table:table-cell office:value-type="float" office:value="0.8" calcext:value-type="float">
            <text:p>0.8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700" calcext:value-type="float">
            <text:p>63700</text:p>
          </table:table-cell>
          <table:table-cell office:value-type="float" office:value="1274" calcext:value-type="float">
            <text:p>1274</text:p>
          </table:table-cell>
          <table:table-cell office:value-type="float" office:value="217" calcext:value-type="float">
            <text:p>217</text:p>
          </table:table-cell>
          <table:table-cell office:value-type="float" office:value="10.3448275862" calcext:value-type="float">
            <text:p>10.3448275862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2" calcext:value-type="float">
            <text:p>0.2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550" calcext:value-type="float">
            <text:p>63550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10.5559465165" calcext:value-type="float">
            <text:p>10.5559465165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5" calcext:value-type="float">
            <text:p>0.5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3850" calcext:value-type="float">
            <text:p>63850</text:p>
          </table:table-cell>
          <table:table-cell office:value-type="float" office:value="1277" calcext:value-type="float">
            <text:p>1277</text:p>
          </table:table-cell>
          <table:table-cell office:value-type="float" office:value="159" calcext:value-type="float">
            <text:p>159</text:p>
          </table:table-cell>
          <table:table-cell office:value-type="float" office:value="10.1337086559" calcext:value-type="float">
            <text:p>10.1337086559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Euclidean</text:p>
          </table:table-cell>
          <table:table-cell office:value-type="float" office:value="0.8" calcext:value-type="float">
            <text:p>0.8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4200" calcext:value-type="float">
            <text:p>64200</text:p>
          </table:table-cell>
          <table:table-cell office:value-type="float" office:value="1284" calcext:value-type="float">
            <text:p>1284</text:p>
          </table:table-cell>
          <table:table-cell office:value-type="float" office:value="447" calcext:value-type="float">
            <text:p>447</text:p>
          </table:table-cell>
          <table:table-cell office:value-type="float" office:value="9.6410978184" calcext:value-type="float">
            <text:p>9.6410978184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65000" calcext:value-type="float">
            <text:p>65000</text:p>
          </table:table-cell>
          <table:table-cell office:value-type="float" office:value="1300" calcext:value-type="float">
            <text:p>13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800 -12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8" calcext:value-type="float">
            <text:p>0.8</text:p>
          </table:table-cell>
          <table:table-cell office:value-type="float" office:value="71050" calcext:value-type="float">
            <text:p>71050</text:p>
          </table:table-cell>
          <table:table-cell office:value-type="float" office:value="1421" calcext:value-type="float">
            <text:p>1421</text:p>
          </table:table-cell>
          <table:table-cell office:value-type="float" office:value="74550" calcext:value-type="float">
            <text:p>74550</text:p>
          </table:table-cell>
          <table:table-cell office:value-type="float" office:value="1491" calcext:value-type="float">
            <text:p>1491</text:p>
          </table:table-cell>
          <table:table-cell office:value-type="float" office:value="182" calcext:value-type="float">
            <text:p>18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0 to [-1000 -1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4000" calcext:value-type="float">
            <text:p>34000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1000 -1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8" calcext:value-type="float">
            <text:p>0.8</text:p>
          </table:table-cell>
          <table:table-cell office:value-type="float" office:value="34050" calcext:value-type="float">
            <text:p>34050</text:p>
          </table:table-cell>
          <table:table-cell office:value-type="float" office:value="681" calcext:value-type="float">
            <text:p>681</text:p>
          </table:table-cell>
          <table:table-cell office:value-type="float" office:value="32800" calcext:value-type="float">
            <text:p>32800</text:p>
          </table:table-cell>
          <table:table-cell office:value-type="float" office:value="656" calcext:value-type="float">
            <text:p>6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2" calcext:value-type="float">
            <text:p>0.2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7350" calcext:value-type="float">
            <text:p>67350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est = [-2000 -2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69450" calcext:value-type="float">
            <text:p>69450</text:p>
          </table:table-cell>
          <table:table-cell office:value-type="float" office:value="1389" calcext:value-type="float">
            <text:p>1389</text:p>
          </table:table-cell>
          <table:table-cell office:value-type="float" office:value="68100" calcext:value-type="float">
            <text:p>68100</text:p>
          </table:table-cell>
          <table:table-cell office:value-type="float" office:value="1362" calcext:value-type="float">
            <text:p>1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 to [-2000 -2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test = [-3000 -3000 <text:s text:c="4"/>0]</text:p>
          </table:table-cell>
          <table:table-cell office:value-type="string" calcext:value-type="string">
            <text:p>Log-L1</text:p>
          </table:table-cell>
          <table:table-cell office:value-type="float" office:value="0.5" calcext:value-type="float">
            <text:p>0.5</text:p>
          </table:table-cell>
          <table:table-cell office:value-type="float" office:value="103500" calcext:value-type="float">
            <text:p>103500</text:p>
          </table:table-cell>
          <table:table-cell office:value-type="float" office:value="2070" calcext:value-type="float">
            <text:p>2070</text:p>
          </table:table-cell>
          <table:table-cell office:value-type="float" office:value="121000" calcext:value-type="float">
            <text:p>121000</text:p>
          </table:table-cell>
          <table:table-cell office:value-type="float" office:value="2420" calcext:value-type="float">
            <text:p>2420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H0 to [-3000 -30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H0 to [-800 -200 <text:s text:c="3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H0 to [-1800 -1200 <text:s text:c="4"/>0]</text:p>
          </table:table-cell>
          <table:table-cell office:value-type="string" calcext:value-type="string">
            <text:p>Dist func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F Energy</text:p>
          </table:table-cell>
          <table:table-cell office:value-type="string" calcext:value-type="string">
            <text:p>REF Time</text:p>
          </table:table-cell>
          <table:table-cell office:value-type="string" calcext:value-type="string">
            <text:p>ASR Energy</text:p>
          </table:table-cell>
          <table:table-cell office:value-type="string" calcext:value-type="string">
            <text:p>ASR 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Percent</text:p>
          </table:table-cell>
        </table:table-row>
      </table:table>
      <table:table table:name="Sheet2" table:style-name="ta1">
        <table:table-column table:style-name="co10" table:default-cell-style-name="ce2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LOG-Manhattan cost function – Follow current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EF Energy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REF Time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5850" calcext:value-type="float">
            <text:p>15850</text:p>
          </table:table-cell>
          <table:table-cell office:value-type="float" office:value="129350" calcext:value-type="float">
            <text:p>129350</text:p>
          </table:table-cell>
          <table:table-cell office:value-type="float" office:value="34900" calcext:value-type="float">
            <text:p>34900</text:p>
          </table:table-cell>
          <table:table-cell office:value-type="float" office:value="10700" calcext:value-type="float">
            <text:p>10700</text:p>
          </table:table-cell>
          <table:table-cell office:value-type="float" office:value="52000" calcext:value-type="float">
            <text:p>52000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2587" calcext:value-type="float">
            <text:p>2587</text:p>
          </table:table-cell>
          <table:table-cell office:value-type="float" office:value="698" calcext:value-type="float">
            <text:p>698</text:p>
          </table:table-cell>
          <table:table-cell office:value-type="float" office:value="214" calcext:value-type="float">
            <text:p>214</text:p>
          </table:table-cell>
          <table:table-cell office:value-type="float" office:value="1040" calcext:value-type="float">
            <text:p>1040</text:p>
          </table:table-cell>
          <table:table-cell office:value-type="float" office:value="413" calcext:value-type="float">
            <text:p>4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9350" calcext:value-type="float">
            <text:p>79350</text:p>
          </table:table-cell>
          <table:table-cell/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87" calcext:value-type="float">
            <text:p>15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43850" calcext:value-type="float">
            <text:p>1438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9900" calcext:value-type="float">
            <text:p>9900</text:p>
          </table:table-cell>
          <table:table-cell office:value-type="float" office:value="22100" calcext:value-type="float">
            <text:p>22100</text:p>
          </table:table-cell>
          <table:table-cell office:value-type="float" office:value="86500" calcext:value-type="float">
            <text:p>86500</text:p>
          </table:table-cell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string" calcext:value-type="string">
            <text:p>H4</text:p>
          </table:table-cell>
          <table:table-cell office:value-type="float" office:value="198" calcext:value-type="float">
            <text:p>198</text:p>
          </table:table-cell>
          <table:table-cell office:value-type="float" office:value="442" calcext:value-type="float">
            <text:p>442</text:p>
          </table:table-cell>
          <table:table-cell office:value-type="float" office:value="370" calcext:value-type="float">
            <text:p>37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03250" calcext:value-type="float">
            <text:p>1032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2065" calcext:value-type="float">
            <text:p>20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lpha = 0.2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2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27300" calcext:value-type="float">
            <text:p>27300</text:p>
          </table:table-cell>
          <table:table-cell office:value-type="float" office:value="156350" calcext:value-type="float">
            <text:p>156350</text:p>
          </table:table-cell>
          <table:table-cell table:style-name="ce2" office:value-type="float" office:value="24050" calcext:value-type="float">
            <text:p>24050</text:p>
          </table:table-cell>
          <table:table-cell office:value-type="float" office:value="46500" calcext:value-type="float">
            <text:p>46500</text:p>
          </table:table-cell>
          <table:table-cell office:value-type="float" office:value="59750" calcext:value-type="float">
            <text:p>59750</text:p>
          </table:table-cell>
          <table:table-cell table:style-name="ce2" office:value-type="float" office:value="14300" calcext:value-type="float">
            <text:p>14300</text:p>
          </table:table-cell>
          <table:table-cell/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127" calcext:value-type="float">
            <text:p>3127</text:p>
          </table:table-cell>
          <table:table-cell office:value-type="float" office:value="481" calcext:value-type="float">
            <text:p>481</text:p>
          </table:table-cell>
          <table:table-cell office:value-type="float" office:value="930" calcext:value-type="float">
            <text:p>930</text:p>
          </table:table-cell>
          <table:table-cell office:value-type="float" office:value="1195" calcext:value-type="float">
            <text:p>1195</text:p>
          </table:table-cell>
          <table:table-cell office:value-type="float" office:value="286" calcext:value-type="float">
            <text:p>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1750" calcext:value-type="float">
            <text:p>81750</text:p>
          </table:table-cell>
          <table:table-cell/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35" calcext:value-type="float">
            <text:p>16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2</text:p>
          </table:table-cell>
          <table:table-cell table:style-name="ce2" office:value-type="float" office:value="148050" calcext:value-type="float">
            <text:p>1480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36300" calcext:value-type="float">
            <text:p>36300</text:p>
          </table:table-cell>
          <table:table-cell office:value-type="float" office:value="62300" calcext:value-type="float">
            <text:p>62300</text:p>
          </table:table-cell>
          <table:table-cell office:value-type="float" office:value="99050" calcext:value-type="float">
            <text:p>99050</text:p>
          </table:table-cell>
          <table:table-cell office:value-type="float" office:value="63700" calcext:value-type="float">
            <text:p>63700</text:p>
          </table:table-cell>
          <table:table-cell office:value-type="float" office:value="0" calcext:value-type="float">
            <text:p>0</text:p>
          </table:table-cell>
          <table:table-cell office:value-type="float" office:value="20300" calcext:value-type="float">
            <text:p>20300</text:p>
          </table:table-cell>
          <table:table-cell office:value-type="float" office:value="55900" calcext:value-type="float">
            <text:p>55900</text:p>
          </table:table-cell>
          <table:table-cell/>
          <table:table-cell office:value-type="string" calcext:value-type="string">
            <text:p>H4</text:p>
          </table:table-cell>
          <table:table-cell office:value-type="float" office:value="726" calcext:value-type="float">
            <text:p>726</text:p>
          </table:table-cell>
          <table:table-cell office:value-type="float" office:value="1246" calcext:value-type="float">
            <text:p>1246</text:p>
          </table:table-cell>
          <table:table-cell office:value-type="float" office:value="789" calcext:value-type="float">
            <text:p>789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118" calcext:value-type="float">
            <text:p>1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75250" calcext:value-type="float">
            <text:p>1752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3505" calcext:value-type="float">
            <text:p>35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pha = 0.5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5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149550" calcext:value-type="float">
            <text:p>149550</text:p>
          </table:table-cell>
          <table:table-cell table:style-name="ce2" office:value-type="float" office:value="27950" calcext:value-type="float">
            <text:p>27950</text:p>
          </table:table-cell>
          <table:table-cell office:value-type="float" office:value="107850" calcext:value-type="float">
            <text:p>107850</text:p>
          </table:table-cell>
          <table:table-cell office:value-type="float" office:value="75600" calcext:value-type="float">
            <text:p>7560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991" calcext:value-type="float">
            <text:p>2991</text:p>
          </table:table-cell>
          <table:table-cell office:value-type="float" office:value="559" calcext:value-type="float">
            <text:p>559</text:p>
          </table:table-cell>
          <table:table-cell office:value-type="float" office:value="2157" calcext:value-type="float">
            <text:p>2157</text:p>
          </table:table-cell>
          <table:table-cell office:value-type="float" office:value="1512" calcext:value-type="float">
            <text:p>1512</text:p>
          </table:table-cell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78950" calcext:value-type="float">
            <text:p>78950</text:p>
          </table:table-cell>
          <table:table-cell/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87" calcext:value-type="float">
            <text:p>15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117750" calcext:value-type="float">
            <text:p>117750</text:p>
          </table:table-cell>
          <table:table-cell office:value-type="float" office:value="158800" calcext:value-type="float">
            <text:p>158800</text:p>
          </table:table-cell>
          <table:table-cell office:value-type="float" office:value="102650" calcext:value-type="float">
            <text:p>102650</text:p>
          </table:table-cell>
          <table:table-cell office:value-type="float" office:value="160700" calcext:value-type="float">
            <text:p>160700</text:p>
          </table:table-cell>
          <table:table-cell office:value-type="float" office:value="0" calcext:value-type="float">
            <text:p>0</text:p>
          </table:table-cell>
          <table:table-cell office:value-type="float" office:value="34450" calcext:value-type="float">
            <text:p>3445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string" calcext:value-type="string">
            <text:p>H4</text:p>
          </table:table-cell>
          <table:table-cell office:value-type="float" office:value="2355" calcext:value-type="float">
            <text:p>2355</text:p>
          </table:table-cell>
          <table:table-cell office:value-type="float" office:value="3176" calcext:value-type="float">
            <text:p>3176</text:p>
          </table:table-cell>
          <table:table-cell office:value-type="float" office:value="2053" calcext:value-type="float">
            <text:p>2053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20050" calcext:value-type="float">
            <text:p>1200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2401" calcext:value-type="float">
            <text:p>24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pha = 0.8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8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139800" calcext:value-type="float">
            <text:p>139800</text:p>
          </table:table-cell>
          <table:table-cell table:number-columns-repeated="4" office:value-type="float" office:value="1E+017" calcext:value-type="float">
            <text:p>1E+017</text:p>
          </table:table-cell>
          <table:table-cell/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796" calcext:value-type="float">
            <text:p>2796</text:p>
          </table:table-cell>
          <table:table-cell table:number-columns-repeated="4" office:value-type="float" office:value="1E+017" calcext:value-type="float">
            <text:p>1E+0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8"/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8"/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8"/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8"/>
          <table:table-cell office:value-type="string" calcext:value-type="string">
            <text:p>H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8"/>
          <table:table-cell office:value-type="string" calcext:value-type="string">
            <text:p>H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8"/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L1 norm</text:p>
          </table:table-cell>
          <table:table-cell office:value-type="string" calcext:value-type="string">
            <text:p>L2 n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pha = 0.2</text:p>
          </table:table-cell>
          <table:table-cell table:formula="of:=SUM([.B3:.B9]) - SUM([.B14:.B20])" office:value-type="float" office:value="-30600" calcext:value-type="float">
            <text:p>-30600</text:p>
          </table:table-cell>
          <table:table-cell table:formula="of:=SUM([.C3:.C9]) - SUM([.C14:.C20])" office:value-type="float" office:value="-51650" calcext:value-type="float">
            <text:p>-51650</text:p>
          </table:table-cell>
          <table:table-cell table:formula="of:=SUM([.D3:.D9]) - SUM([.D14:.D20])" office:value-type="float" office:value="-111550" calcext:value-type="float">
            <text:p>-111550</text:p>
          </table:table-cell>
          <table:table-cell table:formula="of:=SUM([.E3:.E9]) - SUM([.E14:.E20])" office:value-type="float" office:value="-30050" calcext:value-type="float">
            <text:p>-30050</text:p>
          </table:table-cell>
          <table:table-cell table:formula="of:=SUM([.F3:.F9]) - SUM([.F14:.F20])" office:value-type="float" office:value="-35800" calcext:value-type="float">
            <text:p>-35800</text:p>
          </table:table-cell>
          <table:table-cell table:formula="of:=SUM([.G3:.G9]) - SUM([.G14:.G20])" office:value-type="float" office:value="-26500" calcext:value-type="float">
            <text:p>-26500</text:p>
          </table:table-cell>
          <table:table-cell table:formula="of:=SUM([.H3:.H9]) - SUM([.H14:.H20])" office:value-type="float" office:value="-45200" calcext:value-type="float">
            <text:p>-45200</text:p>
          </table:table-cell>
          <table:table-cell table:formula="of:=SUM([.C43:.H43])" office:value-type="float" office:value="-300750" calcext:value-type="float">
            <text:p>-300750</text:p>
          </table:table-cell>
          <table:table-cell table:formula="of:=([.C43]^2+[.D43]^2+[.E43]^2+[.F43]^2+[.G43]^2+[.H43]^2)^0.5" office:value-type="float" office:value="141566.441998095" calcext:value-type="float">
            <text:p>141566.4419980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pha = 0.5</text:p>
          </table:table-cell>
          <table:table-cell table:formula="of:=SUM([.B3:.B9]) - SUM([.B24:.B30])" office:value-type="float" office:value="36000" calcext:value-type="float">
            <text:p>36000</text:p>
          </table:table-cell>
          <table:table-cell table:formula="of:=SUM([.C3:.C9]) - SUM([.C24:.C30])" office:value-type="float" office:value="-147650" calcext:value-type="float">
            <text:p>-147650</text:p>
          </table:table-cell>
          <table:table-cell table:formula="of:=SUM([.D3:.D9]) - SUM([.D24:.D30])" office:value-type="float" office:value="-53150" calcext:value-type="float">
            <text:p>-53150</text:p>
          </table:table-cell>
          <table:table-cell table:formula="of:=SUM([.E3:.E9]) - SUM([.E24:.E30])" office:value-type="float" office:value="-130950" calcext:value-type="float">
            <text:p>-130950</text:p>
          </table:table-cell>
          <table:table-cell table:formula="of:=SUM([.F3:.F9]) - SUM([.F24:.F30])" office:value-type="float" office:value="-97150" calcext:value-type="float">
            <text:p>-97150</text:p>
          </table:table-cell>
          <table:table-cell table:formula="of:=SUM([.G3:.G9]) - SUM([.G24:.G30])" office:value-type="float" office:value="-56500" calcext:value-type="float">
            <text:p>-56500</text:p>
          </table:table-cell>
          <table:table-cell table:formula="of:=SUM([.H3:.H9]) - SUM([.H24:.H30])" office:value-type="float" office:value="-128250" calcext:value-type="float">
            <text:p>-128250</text:p>
          </table:table-cell>
          <table:table-cell table:formula="of:=SUM([.C44:.H44])" office:value-type="float" office:value="-613650" calcext:value-type="float">
            <text:p>-613650</text:p>
          </table:table-cell>
          <table:table-cell table:formula="of:=([.C44]^2+[.D44]^2+[.E44]^2+[.F44]^2+[.G44]^2+[.H44]^2)^0.5" office:value-type="float" office:value="266179.981403561" calcext:value-type="float">
            <text:p>266179.981403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pha = 0.8</text:p>
          </table:table-cell>
          <table:table-cell table:formula="of:=SUM([.B3:.B9]) - SUM([.B34:.B40])" office:value-type="float" office:value="153750" calcext:value-type="float">
            <text:p>153750</text:p>
          </table:table-cell>
          <table:table-cell table:formula="of:=SUM([.C3:.C9]) - SUM([.C34:.C40])" office:value-type="float" office:value="11150" calcext:value-type="float">
            <text:p>11150</text:p>
          </table:table-cell>
          <table:table-cell table:formula="of:=SUM([.D3:.D9]) - SUM([.D34:.D40])" office:value-type="float" office:value="179300" calcext:value-type="float">
            <text:p>179300</text:p>
          </table:table-cell>
          <table:table-cell table:formula="of:=SUM([.E3:.E9]) - SUM([.E34:.E40])" office:value-type="float" office:value="-9.99999999999423E+016" calcext:value-type="float">
            <text:p>-9.99999999999423E+016</text:p>
          </table:table-cell>
          <table:table-cell table:formula="of:=SUM([.F3:.F9]) - SUM([.F34:.F40])" office:value-type="float" office:value="-9.99999999999893E+016" calcext:value-type="float">
            <text:p>-9.99999999999893E+016</text:p>
          </table:table-cell>
          <table:table-cell table:formula="of:=SUM([.G3:.G9]) - SUM([.G34:.G40])" office:value-type="float" office:value="-9.99999999999465E+016" calcext:value-type="float">
            <text:p>-9.99999999999465E+016</text:p>
          </table:table-cell>
          <table:table-cell table:formula="of:=SUM([.H3:.H9]) - SUM([.H34:.H40])" office:value-type="float" office:value="-9.99999999998933E+016" calcext:value-type="float">
            <text:p>-9.99999999998933E+016</text:p>
          </table:table-cell>
          <table:table-cell table:formula="of:=SUM([.C45:.H45])" office:value-type="float" office:value="-3.99999999999581E+017" calcext:value-type="float">
            <text:p>-3.99999999999581E+017</text:p>
          </table:table-cell>
          <table:table-cell table:formula="of:=([.C45]^2+[.D45]^2+[.E45]^2+[.F45]^2+[.G45]^2+[.H45]^2)^0.5" office:value-type="float" office:value="1.99999999999886E+017" calcext:value-type="float">
            <text:p>1.99999999999886E+01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" table:number-columns-repeated="1023"/>
        </table:table-row>
        <table:table-row table:style-name="ro1">
          <table:table-cell office:value-type="string" calcext:value-type="string">
            <text:p>LOG Thrust vector cost – Manhattan</text:p>
          </table:table-cell>
          <table:table-cell table:style-name="ce2" table:number-columns-repeated="7"/>
          <table:table-cell/>
          <table:table-cell office:value-type="string" calcext:value-type="string">
            <text:p>2000 spacing inst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 Energy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REF Energy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129350" calcext:value-type="float">
            <text:p>129350</text:p>
          </table:table-cell>
          <table:table-cell office:value-type="float" office:value="34900" calcext:value-type="float">
            <text:p>34900</text:p>
          </table:table-cell>
          <table:table-cell office:value-type="float" office:value="15950" calcext:value-type="float">
            <text:p>15950</text:p>
          </table:table-cell>
          <table:table-cell office:value-type="float" office:value="69200" calcext:value-type="float">
            <text:p>69200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H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9950" calcext:value-type="float">
            <text:p>9950</text:p>
          </table:table-cell>
          <table:table-cell office:value-type="float" office:value="0" calcext:value-type="float">
            <text:p>0</text:p>
          </table:table-cell>
          <table:table-cell office:value-type="float" office:value="188950" calcext:value-type="float">
            <text:p>188950</text:p>
          </table:table-cell>
          <table:table-cell office:value-type="float" office:value="2950" calcext:value-type="float">
            <text:p>2950</text:p>
          </table:table-cell>
          <table:table-cell office:value-type="float" office:value="14250" calcext:value-type="float">
            <text:p>14250</text:p>
          </table:table-cell>
          <table:table-cell office:value-type="float" office:value="38650" calcext:value-type="float">
            <text:p>38650</text:p>
          </table:table-cell>
          <table:table-cell office:value-type="float" office:value="79350" calcext:value-type="float">
            <text:p>79350</text:p>
          </table:table-cell>
          <table:table-cell/>
          <table:table-cell office:value-type="string" calcext:value-type="string">
            <text:p>H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03250" calcext:value-type="float">
            <text:p>1032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lpha = 0.2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2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/>
          <table:table-cell table:style-name="ce5" office:value-type="float" office:value="36400" calcext:value-type="float">
            <text:p>36400</text:p>
          </table:table-cell>
          <table:table-cell office:value-type="float" office:value="52000" calcext:value-type="float">
            <text:p>52000</text:p>
          </table:table-cell>
          <table:table-cell table:style-name="ce2" office:value-type="float" office:value="33400" calcext:value-type="float">
            <text:p>33400</text:p>
          </table:table-cell>
          <table:table-cell table:style-name="ce2" office:value-type="float" office:value="10900" calcext:value-type="float">
            <text:p>10900</text:p>
          </table:table-cell>
          <table:table-cell/>
          <table:table-cell office:value-type="string" calcext:value-type="string">
            <text:p>H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5550" calcext:value-type="float">
            <text:p>355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4450" calcext:value-type="float">
            <text:p>134450</text:p>
          </table:table-cell>
          <table:table-cell office:value-type="float" office:value="1250" calcext:value-type="float">
            <text:p>1250</text:p>
          </table:table-cell>
          <table:table-cell office:value-type="float" office:value="77550" calcext:value-type="float">
            <text:p>77550</text:p>
          </table:table-cell>
          <table:table-cell office:value-type="float" office:value="72400" calcext:value-type="float">
            <text:p>72400</text:p>
          </table:table-cell>
          <table:table-cell table:style-name="ce2" office:value-type="float" office:value="41550" calcext:value-type="float">
            <text:p>41550</text:p>
          </table:table-cell>
          <table:table-cell/>
          <table:table-cell office:value-type="string" calcext:value-type="string">
            <text:p>H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50700" calcext:value-type="float">
            <text:p>1507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pha = 0.5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5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26050" calcext:value-type="float">
            <text:p>26050</text:p>
          </table:table-cell>
          <table:table-cell/>
          <table:table-cell table:style-name="ce2" office:value-type="float" office:value="24150" calcext:value-type="float">
            <text:p>24150</text:p>
          </table:table-cell>
          <table:table-cell office:value-type="float" office:value="52100" calcext:value-type="float">
            <text:p>52100</text:p>
          </table:table-cell>
          <table:table-cell table:style-name="ce2" office:value-type="float" office:value="23550" calcext:value-type="float">
            <text:p>23550</text:p>
          </table:table-cell>
          <table:table-cell table:style-name="ce2" office:value-type="float" office:value="11100" calcext:value-type="float">
            <text:p>11100</text:p>
          </table:table-cell>
          <table:table-cell/>
          <table:table-cell office:value-type="string" calcext:value-type="string">
            <text:p>H0</text:p>
          </table:table-cell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1400" calcext:value-type="float">
            <text:p>314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7050" calcext:value-type="float">
            <text:p>97050</text:p>
          </table:table-cell>
          <table:table-cell office:value-type="float" office:value="1250" calcext:value-type="float">
            <text:p>1250</text:p>
          </table:table-cell>
          <table:table-cell office:value-type="float" office:value="86750" calcext:value-type="float">
            <text:p>86750</text:p>
          </table:table-cell>
          <table:table-cell office:value-type="float" office:value="49700" calcext:value-type="float">
            <text:p>49700</text:p>
          </table:table-cell>
          <table:table-cell table:style-name="ce2" office:value-type="float" office:value="34750" calcext:value-type="float">
            <text:p>34750</text:p>
          </table:table-cell>
          <table:table-cell/>
          <table:table-cell office:value-type="string" calcext:value-type="string">
            <text:p>H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2"/>
          <table:table-cell office:value-type="float" office:value="182000" calcext:value-type="float">
            <text:p>182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pha = 0.8</text:p>
          </table:table-cell>
          <table:table-cell table:style-name="ce2" office:value-type="string" calcext:value-type="string">
            <text:p>H0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/>
          <table:table-cell office:value-type="string" calcext:value-type="string">
            <text:p>Alpha = 0.8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7750" calcext:value-type="float">
            <text:p>17750</text:p>
          </table:table-cell>
          <table:table-cell table:number-columns-repeated="6"/>
          <table:table-cell office:value-type="string" calcext:value-type="string">
            <text:p>H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6</text:p>
          </table:table-cell>
          <table:table-cell table:number-columns-repeated="101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06:36:21.537384346</dc:date>
    <meta:editing-duration>PT7H38M40S</meta:editing-duration>
    <meta:editing-cycles>14</meta:editing-cycles>
    <meta:generator>LibreOffice/5.1.6.2$Linux_X86_64 LibreOffice_project/10m0$Build-2</meta:generator>
    <meta:document-statistic meta:table-count="2" meta:cell-count="1761" meta:object-count="0"/>
  </office:meta>
</office:document-meta>
</file>